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d272" officeooo:paragraph-rsid="001ad272"/>
    </style:style>
    <style:style style:name="P2" style:family="paragraph" style:parent-style-name="Standard">
      <style:paragraph-properties fo:text-align="center" style:justify-single-word="false"/>
      <style:text-properties officeooo:rsid="001ad272" officeooo:paragraph-rsid="001ad272"/>
    </style:style>
    <style:style style:name="P3" style:family="paragraph" style:parent-style-name="Standard">
      <style:text-properties fo:font-weight="bold" officeooo:rsid="001ad272" officeooo:paragraph-rsid="001ad272" style:font-weight-asian="bold" style:font-weight-complex="bold"/>
    </style:style>
    <style:style style:name="P4" style:family="paragraph" style:parent-style-name="Standard">
      <style:paragraph-properties fo:text-align="center" style:justify-single-word="false"/>
      <style:text-properties fo:font-size="22pt" fo:font-weight="bold" officeooo:rsid="001ad272" officeooo:paragraph-rsid="001ad272" style:font-size-asian="22pt" style:font-weight-asian="bold" style:font-size-complex="22pt" style:font-weight-complex="bold"/>
    </style:style>
    <style:style style:name="P5" style:family="paragraph" style:parent-style-name="Standard">
      <style:text-properties fo:font-style="italic" officeooo:rsid="001ad272" officeooo:paragraph-rsid="001ad272" style:font-style-asian="italic" style:font-style-complex="italic"/>
    </style:style>
    <style:style style:name="P6" style:family="paragraph" style:parent-style-name="Standard">
      <style:text-properties fo:font-size="11pt" fo:font-style="italic" officeooo:rsid="001ad272" officeooo:paragraph-rsid="001ad272" style:font-size-asian="11pt" style:font-style-asian="italic" style:font-size-complex="11pt" style:font-style-complex="italic"/>
    </style:style>
    <style:style style:name="P7" style:family="paragraph" style:parent-style-name="Standard">
      <style:text-properties fo:color="#0066ff" fo:font-size="11pt" fo:font-style="italic" officeooo:rsid="001ad272" officeooo:paragraph-rsid="001ad272" style:font-size-asian="11pt" style:font-style-asian="italic" style:font-size-complex="11pt" style:font-style-complex="itali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color="#0066ff"/>
    </style:style>
    <style:style style:name="T6" style:family="text">
      <style:text-properties fo:color="#0066ff" fo:font-size="11pt" fo:font-style="italic" style:font-size-asian="11pt" style:font-style-asian="italic" style:font-size-complex="11pt" style:font-style-complex="italic"/>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User Experience analysis of web and IoT automation service IF </text:p>
      <text:p text:style-name="P2"/>
      <text:p text:style-name="P1"/>
      <text:p text:style-name="P1"/>
      <text:p text:style-name="P1">My choice product for this analysis is <text:span text:style-name="T8">IF</text:span>.</text:p>
      <text:p text:style-name="P1"/>
      <text:p text:style-name="P1"><text:span text:style-name="T8">IF</text:span> formerly <text:span text:style-name="T1">"</text:span><text:span text:style-name="T2">IFTTT</text:span><text:span text:style-name="T1">: if this then that"</text:span> is a service that enables users to </text:p>
      <text:p text:style-name="P1">connect different web applications (Facebook, Evernote, etc) together through </text:p>
      <text:p text:style-name="P1">simple condition statements known as "Recipes"</text:p>
      <text:p text:style-name="P1">It started as a project by Linden Tibbets beta released in 2010 and was launched in 2011.</text:p>
      <text:p text:style-name="P1"/>
      <text:p text:style-name="P1"/>
      <text:p text:style-name="P1">According to Linden in his first article about ifttt in 2010 "the beginning "</text:p>
      <text:p text:style-name="P1">image</text:p>
      <text:p text:style-name="P1"/>
      <text:p text:style-name="P1"/>
      <text:p text:style-name="P1"/>
      <text:p text:style-name="P1"/>
      <text:p text:style-name="P1"/>
      <text:p text:style-name="P1"/>
      <text:p text:style-name="P1"><text:span text:style-name="T3">"</text:span><text:span text:style-name="T6">These types of creative adaptations are much easier in a physical world where the</text:span></text:p>
      <text:p text:style-name="P7">useful properties of an individual object can be understood quickly. In the more</text:p>
      <text:p text:style-name="P7">abstract digital world, these adaptations are a bit harder to come by, with even the </text:p>
      <text:p text:style-name="P7">simplest of insights requiring years of engineering experience to successfully implement.</text:p>
      <text:p text:style-name="P7">However, over the past 20 years the layman's technical vernacular has expanded blindingly fast. At the same</text:p>
      <text:p text:style-name="P7">time, we've been breaking down the core unit of definable functionality into ever smaller and more</text:p>
      <text:p text:style-name="P7">digestible pieces, from monolithic operating systems, to web based applications and mobile apps</text:p>
      <text:p text:style-name="P7"/>
      <text:p text:style-name="P6"><text:span text:style-name="T5">Now for that lick. I realized that the key to unlocking the creative potential of our existing digital tools might be to build a service that simplifies and consolidates the way tools can be connected.</text:span><text:span text:style-name="T4">"</text:span></text:p>
      <text:p text:style-name="P1"/>
      <text:p text:style-name="P1">Linden completely explains why he created <text:span text:style-name="T2">IFTTT.</text:span> </text:p>
      <text:p text:style-name="P1"/>
      <text:p text:style-name="P1">To help by providing a logical structure, if this then that along with two fundamental properties that fit into that structure, triggers and actions, <text:span text:style-name="T2">IFTTT</text:span> enables anyone to be creative in their digital environments. essentially it's event-driven programming for the masses. </text:p>
      <text:p text:style-name="P1"/>
      <text:p text:style-name="P1"><text:span text:style-name="T1">A service that has the user at the core of its vision and mission.</text:span></text:p>
      <text:p text:style-name="P1"/>
      <text:p text:style-name="P1">This service gives it users SUPERPOWERS</text:p>
      <text:p text:style-name="P1"/>
      <text:p text:style-name="P1"><text:span text:style-name="T3">For example</text:span>, </text:p>
      <text:p text:style-name="P1"><text:s text:c="3"/>- <text:span text:style-name="T1">if the forecast says it will rain in Accra tomorrow afternoon, call my phone at 7:45am and remind me to bring an umbrella. </text:span></text:p>
      <text:p text:style-name="P1"/>
      <text:p text:style-name="P5"><text:soft-page-break/>- <text:s/>If Microsoft's stocks falls to $650, send me a text message.</text:p>
      <text:p text:style-name="P5"><text:s text:c="2"/>- If it's 20 degrees or cooler, turn the heater on in my apartment at 6pm so it'll be </text:p>
      <text:p text:style-name="P5">warm when I get home.</text:p>
      <text:p text:style-name="P1"/>
      <text:p text:style-name="P1">Up until now the Internet was primarily a source of news, entertainment and information.</text:p>
      <text:p text:style-name="P1">But it's always been more that, if you knew how to control it, the Internet was a way of </text:p>
      <text:p text:style-name="P1">routing electricity, redirecting fleets of trucks, and turning security cameras on or off. </text:p>
      <text:p text:style-name="P1">basically all the things that sci-fi movies from two decades ago imagined a global network </text:p>
      <text:p text:style-name="P1">could do, the Internet does.</text:p>
      <text:p text:style-name="P1"/>
      <text:p text:style-name="P1"><text:span text:style-name="T8">IF</text:span> won't let you wreak havoc, but it will let you have fun and give you a new sense of </text:p>
      <text:p text:style-name="P1">power by letting you connect on Internet service to another.</text:p>
      <text:p text:style-name="P1"/>
      <text:p text:style-name="P1">The User Experience is amazing,<text:span text:style-name="T3"> </text:span><text:span text:style-name="T8">IF</text:span> invokes lots of positive emotions in its user like </text:p>
      <text:p text:style-name="P1"><text:s/><text:span text:style-name="T2">a. confidence</text:span><text:span text:style-name="T3"> </text:span></text:p>
      <text:p text:style-name="P1"/>
      <text:p text:style-name="P5"><text:s/><text:span text:style-name="T3">b. control</text:span></text:p>
      <text:p text:style-name="P1"><text:s/><text:span text:style-name="T1"><text:s/>In todays world of alot of web services. It becomes a hard task to keep up with </text:span></text:p>
      <text:p text:style-name="P5"><text:s text:c="2"/>posting on facebook, and then on twitter, then on google plus, then on instagram </text:p>
      <text:p text:style-name="P5"><text:s text:c="2"/>and 20 other social networks.</text:p>
      <text:p text:style-name="P5"><text:s text:c="2"/>But with IF the user can post on one platform and it automatically gets posted to the</text:p>
      <text:p text:style-name="P5"><text:s text:c="2"/>others. Gives the user awesome control. </text:p>
      <text:p text:style-name="P5"/>
      <text:p text:style-name="P3"><text:s/>c. makes users feel powerful</text:p>
      <text:p text:style-name="P3"/>
      <text:p text:style-name="P3"><text:s/>d. makes users feel creative.</text:p>
      <text:p text:style-name="P3"/>
      <text:p text:style-name="P3"><text:s/>e. makes life easier to internet users.</text:p>
      <text:p text:style-name="P3"/>
      <text:p text:style-name="P3"><text:s/>f. makes life more productive</text:p>
      <text:p text:style-name="P1"/>
      <text:p text:style-name="P1"/>
      <text:p text:style-name="P1">The emergence of <text:span text:style-name="T8">IF</text:span> is greatly significant for a lot of users (like me) because it helps users </text:p>
      <text:p text:style-name="P1">have a more connected digital life.</text:p>
      <text:p text:style-name="P1"/>
      <text:p text:style-name="P1">Instead of having separate digital entities scattered all over the Internet.</text:p>
      <text:p text:style-name="P1"><text:span text:style-name="T8">IF </text:span>empowers the user to connect all their digital entities and greatly automate </text:p>
      <text:p text:style-name="P1">their digital life.</text:p>
      <text:p text:style-name="P1"/>
      <text:p text:style-name="P1">With <text:span text:style-name="T8">IF</text:span>'s current entry into Internet of Things, the user not only has a connected digital life, but also a connectivity that extends to the users electronics at home and the office.</text:p>
      <text:p text:style-name="P1"/>
      <text:p text:style-name="P3"/>
      <text:p text:style-name="P3"/>
      <text:p text:style-name="P3"/>
      <text:p text:style-name="P3"/>
      <text:p text:style-name="P3"/>
      <text:p text:style-name="P3"/>
      <text:p text:style-name="P3"><text:soft-page-break/></text:p>
      <text:p text:style-name="P3"/>
      <text:p text:style-name="P3">Now a brief History about <text:span text:style-name="T7">IF</text:span>.</text:p>
      <text:p text:style-name="P1"/>
      <text:p text:style-name="P1">First article about I<text:span text:style-name="T8">F </text:span>was posted <text:span text:style-name="T1">December 14, 2010</text:span>.</text:p>
      <text:p text:style-name="P1"/>
      <text:p text:style-name="P1"><text:span text:style-name="T8">IF</text:span> started in <text:span text:style-name="T1">September 7, 2011</text:span> as an automation web service, with one thousand tasks during beta testing.</text:p>
      <text:p text:style-name="P1"/>
      <text:p text:style-name="P1">By<text:span text:style-name="T1"> April 30, 2012,</text:span> one million tasks had been created.</text:p>
      <text:p text:style-name="P1"/>
      <text:p text:style-name="P1">On July 10, 2013 <text:span text:style-name="T3">IFTTT </text:span>for iPhone was released. "You can create and use Recipes around the things: snapping screenshots, adding new contacts, completing reminders, and organizing photo albums." wrote the <text:span text:style-name="T3">IFTTT</text:span> team on their official blog</text:p>
      <text:p text:style-name="P1"/>
      <text:p text:style-name="P1"/>
      <text:p text:style-name="P1">In <text:span text:style-name="T1">June 2012</text:span>, the service entered the Internet of Things space by integrating with Belkin WeMo devices,[17] allowing Recipes to interact with the physical world.</text:p>
      <text:p text:style-name="P1"/>
      <text:p text:style-name="P1">On <text:span text:style-name="T1">April 3, 2014</text:span>, <text:span text:style-name="T3">IFTTT </text:span>for iPad and iPod touch was released. In addition, developers also introduced a new channel called iOS Notifications Channel</text:p>
      <text:p text:style-name="P1"/>
      <text:p text:style-name="P1">On <text:span text:style-name="T1">April 24, 2014</text:span>, A version for Android was released. This release featured six new Android Channels, including the Device and SMS Channels, according to the<text:span text:style-name="T3"> IFTTT </text:span>official blog.</text:p>
      <text:p text:style-name="P1"/>
      <text:p text:style-name="P1">As an Internet of Things business, by the end of 2014, <text:span text:style-name="T3">IFTTT </text:span>was valued at approximately $170m, making it one of the most valuable IoT companies around the world.</text:p>
      <text:p text:style-name="P1"/>
      <text:p text:style-name="P1">On <text:span text:style-name="T1">February 19, 2015</text:span>, <text:span text:style-name="T3">IFTTT </text:span>launched three new applications. Do Button triggers an action when you press it. Do Camera automatically uploads the image to the service of your choice (Facebook, Twitter, Dropbox, etc.). Do Notes do the same as Do Camera, except with notes instead of images.</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y Mascot</meta:initial-creator>
    <meta:creation-date>2015-08-23T20:31:50.938356018</meta:creation-date>
    <dc:date>2015-08-24T07:45:28.740258718</dc:date>
    <dc:creator>Henry Mascot</dc:creator>
    <meta:editing-duration>PT10H43M15S</meta:editing-duration>
    <meta:editing-cycles>1</meta:editing-cycles>
    <meta:document-statistic meta:table-count="0" meta:image-count="0" meta:object-count="0" meta:page-count="3" meta:paragraph-count="60" meta:word-count="857" meta:character-count="5056" meta:non-whitespace-character-count="4217"/>
    <meta:generator>LibreOffice/4.4.2.2$Linux_x86 LibreOffice_project/40m0$Build-2</meta:generator>
  </office:meta>
</office:document-meta>
</file>